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font-weight="bold" style:font-weight-asian="bold" style:font-weight-complex="bold"/>
    </style:style>
    <style:style style:name="T3" style:parent-style-name="Bekezdésalapbetűtípusa" style:family="text">
      <style:text-properties fo:font-weight="bold" style:font-weight-asian="bold" style:font-weight-complex="bold"/>
    </style:style>
    <style:style style:name="T4" style:parent-style-name="Bekezdésalapbetűtípusa" style:family="text">
      <style:text-properties fo:font-weight="bold" style:font-weight-asian="bold" style:font-weight-complex="bold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T6" style:parent-style-name="Bekezdésalapbetűtípusa" style:family="text">
      <style:text-properties fo:font-weight="bold" style:font-weight-asian="bold" style:font-weight-complex="bold"/>
    </style:style>
    <style:style style:name="TableColumn8" style:family="table-column">
      <style:table-column-properties style:column-width="1.3388in"/>
    </style:style>
    <style:style style:name="TableColumn9" style:family="table-column">
      <style:table-column-properties style:column-width="0.7854in"/>
    </style:style>
    <style:style style:name="TableColumn10" style:family="table-column">
      <style:table-column-properties style:column-width="2.825in"/>
    </style:style>
    <style:style style:name="Table7" style:family="table">
      <style:table-properties style:width="4.9493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" style:parent-style-name="Normá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" style:parent-style-name="Normá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" style:parent-style-name="Normál" style:family="paragraph"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4" style:parent-style-name="Bekezdésalapbetűtípusa" style:family="text">
      <style:text-properties fo:font-weight="bold" style:font-weight-asian="bold" style:font-weight-complex="bold"/>
    </style:style>
    <style:style style:name="T35" style:parent-style-name="Bekezdésalapbetűtípusa" style:family="text">
      <style:text-properties fo:font-weight="bold" style:font-weight-asian="bold" style:font-weight-complex="bold"/>
    </style:style>
    <style:style style:name="P36" style:parent-style-name="Normál" style:list-style-name="LFO1" style:family="paragraph"/>
    <style:style style:name="P37" style:parent-style-name="Normál" style:list-style-name="LFO1" style:family="paragraph"/>
    <style:style style:name="P38" style:parent-style-name="Normál" style:list-style-name="LFO1" style:family="paragraph"/>
    <style:style style:name="P39" style:parent-style-name="Normál" style:list-style-name="LFO1" style:family="paragraph"/>
    <style:style style:name="T40" style:parent-style-name="Bekezdésalapbetűtípusa" style:family="text">
      <style:text-properties fo:font-weight="bold" style:font-weight-asian="bold" style:font-weight-complex="bold"/>
    </style:style>
    <style:style style:name="P41" style:parent-style-name="Normál" style:list-style-name="LFO2" style:family="paragraph"/>
    <style:style style:name="P42" style:parent-style-name="Normál" style:list-style-name="LFO2" style:family="paragraph"/>
    <style:style style:name="P43" style:parent-style-name="Normál" style:list-style-name="LFO2" style:family="paragraph"/>
    <style:style style:name="P44" style:parent-style-name="Normál" style:list-style-name="LFO2" style:family="paragraph"/>
    <style:style style:name="P45" style:parent-style-name="Normál" style:list-style-name="LFO2" style:family="paragraph"/>
    <style:style style:name="P46" style:parent-style-name="Normál" style:list-style-name="LFO2" style:family="paragraph"/>
    <style:style style:name="P47" style:parent-style-name="Normál" style:list-style-name="LFO2" style:family="paragraph"/>
    <style:style style:name="P48" style:parent-style-name="Normál" style:list-style-name="LFO2" style:family="paragraph"/>
    <style:style style:name="P49" style:parent-style-name="Normál" style:list-style-name="LFO2" style:family="paragraph"/>
    <style:style style:name="T50" style:parent-style-name="Bekezdésalapbetűtípusa" style:family="text">
      <style:text-properties fo:font-weight="bold" style:font-weight-asian="bold" style:font-weight-complex="bold"/>
    </style:style>
    <style:style style:name="TableColumn52" style:family="table-column">
      <style:table-column-properties style:column-width="1.6708in"/>
    </style:style>
    <style:style style:name="TableColumn53" style:family="table-column">
      <style:table-column-properties style:column-width="0.7493in"/>
    </style:style>
    <style:style style:name="Table51" style:family="table">
      <style:table-properties style:width="2.4201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8" style:family="table-row">
      <style:table-row-properties/>
    </style:style>
    <style:style style:name="TableCell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81" style:parent-style-name="Bekezdésalapbetűtípusa" style:family="text">
      <style:text-properties fo:font-weight="bold" style:font-weight-asian="bold" style:font-weight-complex="bold"/>
    </style:style>
    <style:style style:name="T82" style:parent-style-name="Bekezdésalapbetűtípusa" style:family="text">
      <style:text-properties fo:font-weight="bold" style:font-weight-asian="bold" style:font-weight-complex="bold"/>
    </style:style>
    <style:style style:name="T83" style:parent-style-name="Bekezdésalapbetűtípusa" style:family="text">
      <style:text-properties fo:font-weight="bold" style:font-weight-asian="bold" style:font-weight-complex="bold"/>
    </style:style>
    <style:style style:name="P84" style:parent-style-name="Normál" style:list-style-name="LFO3" style:family="paragraph"/>
    <style:style style:name="P85" style:parent-style-name="Normál" style:list-style-name="LFO3" style:family="paragraph"/>
    <style:style style:name="P86" style:parent-style-name="Normál" style:list-style-name="LFO3" style:family="paragraph"/>
    <style:style style:name="T87" style:parent-style-name="Bekezdésalapbetűtípusa" style:family="text">
      <style:text-properties fo:font-weight="bold" style:font-weight-asian="bold" style:font-weight-complex="bold"/>
    </style:style>
    <style:style style:name="T88" style:parent-style-name="Bekezdésalapbetűtípusa" style:family="text">
      <style:text-properties fo:font-weight="bold" style:font-weight-asian="bold" style:font-weight-complex="bold"/>
    </style:style>
    <style:style style:name="T89" style:parent-style-name="Bekezdésalapbetűtípusa" style:family="text">
      <style:text-properties fo:font-weight="bold" style:font-weight-asian="bold" style:font-weight-complex="bold"/>
    </style:style>
    <style:style style:name="T90" style:parent-style-name="Bekezdésalapbetűtípusa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<text:span text:style-name="T2">Projektzáró beszámoló</text:span></text:p>
      <text:p text:style-name="Normál"><text:span text:style-name="T3">1. A projekt címe:</text:span><text:s/>Quiz játék</text:p>
      <text:p text:style-name="Normál"><text:span text:style-name="T4">2. A projekt célja:</text:span><text:s/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Normál"><text:span text:style-name="T5">3. A projekt időtartama:</text:span><text:s/>2025. március 4. – 2025. április 28.</text:p>
      <text:p text:style-name="Normál"><text:span text:style-name="T6">4. A projektben résztvevő hallgatók: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év</text:p>
          </table:table-cell>
          <table:table-cell table:style-name="TableCell14">
            <text:p text:style-name="P15">Neptun kód</text:p>
          </table:table-cell>
          <table:table-cell table:style-name="TableCell16">
            <text:p text:style-name="P17">Feladatkör</text:p>
          </table:table-cell>
        </table:table-row>
        <table:table-row table:style-name="TableRow18">
          <table:table-cell table:style-name="TableCell19">
            <text:p text:style-name="Normál">Asboth Noémi</text:p>
          </table:table-cell>
          <table:table-cell table:style-name="TableCell20">
            <text:p text:style-name="Normál">BKHD50</text:p>
          </table:table-cell>
          <table:table-cell table:style-name="TableCell21">
            <text:p text:style-name="Normál">Projektvezető, programozás, JSON fájlkezelés</text:p>
          </table:table-cell>
        </table:table-row>
        <table:table-row table:style-name="TableRow22">
          <table:table-cell table:style-name="TableCell23">
            <text:p text:style-name="Normál">Barányi Alexandra</text:p>
          </table:table-cell>
          <table:table-cell table:style-name="TableCell24">
            <text:p text:style-name="Normál">L0T3QD</text:p>
          </table:table-cell>
          <table:table-cell table:style-name="TableCell25">
            <text:p text:style-name="Normál">GUI tervezés, megvalósítás</text:p>
          </table:table-cell>
        </table:table-row>
        <table:table-row table:style-name="TableRow26">
          <table:table-cell table:style-name="TableCell27">
            <text:p text:style-name="Normál">Hajnal Márk Mihály</text:p>
          </table:table-cell>
          <table:table-cell table:style-name="TableCell28">
            <text:p text:style-name="Normál">L5A1D1</text:p>
          </table:table-cell>
          <table:table-cell table:style-name="TableCell29">
            <text:p text:style-name="Normál">GUI tervezés, megvalósítás</text:p>
          </table:table-cell>
        </table:table-row>
        <table:table-row table:style-name="TableRow30">
          <table:table-cell table:style-name="TableCell31">
            <text:p text:style-name="Normál">Kassai László Richárd</text:p>
          </table:table-cell>
          <table:table-cell table:style-name="TableCell32">
            <text:p text:style-name="Normál">RMD1FZ</text:p>
          </table:table-cell>
          <table:table-cell table:style-name="TableCell33">
            <text:p text:style-name="Normál">Dokumentáció, JSON fájlok</text:p>
          </table:table-cell>
        </table:table-row>
      </table:table>
      <text:p text:style-name="Normál"><text:span text:style-name="T34">5. A projekt rövid leírása:</text:span><text:s/>A program célja, hogy a felhasználó egy „hacker” szerepébe bújva kérdések megválaszolásával foglaljon el számítógépeket egy hálózaton belül. A kérdések nehézségi szint szerint (könnyű, közepes, nehéz) kategorizálva jelennek meg, és a válaszadás helyessége határozza meg a játékos előrehaladását. A játék JSON fájlokból dolgozik, ezek tárolják a kérdéseket, válaszokat és a pontozást.</text:p>
      <text:p text:style-name="Normál"><text:span text:style-name="T35">6. Használt eszközök és technológiák:</text:span></text:p>
      <text:list text:style-name="LFO1" text:continue-numbering="true">
        <text:list-item>
          <text:p text:style-name="P36">Programozási nyelv: C#</text:p>
        </text:list-item>
        <text:list-item>
          <text:p text:style-name="P37">Fejlesztőkörnyezet: Visual Studio</text:p>
        </text:list-item>
        <text:list-item>
          <text:p text:style-name="P38">Grafikus felület: WPF (Windows Presentation Foundation)</text:p>
        </text:list-item>
        <text:list-item>
          <text:p text:style-name="P39">Adatkezelés: JSON fájlok</text:p>
        </text:list-item>
      </text:list>
      <text:p text:style-name="Normál"><text:span text:style-name="T40">7. A projekt fő funkciói:</text:span></text:p>
      <text:list text:style-name="LFO2" text:continue-numbering="true">
        <text:list-item>
          <text:p text:style-name="P41">Kérdések tárolása JSON fájlban</text:p>
        </text:list-item>
        <text:list-item>
          <text:p text:style-name="P42">Véletlenszerű kérdés kiválasztás</text:p>
        </text:list-item>
        <text:list-item>
          <text:p text:style-name="P43">Kérdés nehézségi szintek (1 – easy, 2 – normal, 3 – hard)</text:p>
        </text:list-item>
        <text:list-item>
          <text:p text:style-name="P44">Helyes válasz ellenőrzése JSON alapján</text:p>
        </text:list-item>
        <text:list-item>
          <text:p text:style-name="P45">Pontozás, hibahatár kezelése pályánként</text:p>
        </text:list-item>
        <text:list-item>
          <text:p text:style-name="P46">Több pálya</text:p>
        </text:list-item>
        <text:list-item>
          <text:p text:style-name="P47">Menü rendszer</text:p>
        </text:list-item>
        <text:list-item>
          <text:p text:style-name="P48">Felugró ablakok</text:p>
        </text:list-item>
        <text:list-item>
          <text:p text:style-name="P49">Highscore megjelenítés</text:p>
        </text:list-item>
      </text:list>
      <text:soft-page-break/>
      <text:p text:style-name="Normál"><text:span text:style-name="T50">8. Fejlesztés menete, mérföldkövek:</text:span></text:p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Normál">Mérföldkő</text:p>
          </table:table-cell>
          <table:table-cell table:style-name="TableCell56">
            <text:p text:style-name="Normál">Időpont</text:p>
          </table:table-cell>
        </table:table-row>
        <table:table-row table:style-name="TableRow57">
          <table:table-cell table:style-name="TableCell58">
            <text:p text:style-name="Normál">Feladatkiosztás</text:p>
          </table:table-cell>
          <table:table-cell table:style-name="TableCell59">
            <text:p text:style-name="Normál">2025.03.04</text:p>
          </table:table-cell>
        </table:table-row>
        <table:table-row table:style-name="TableRow60">
          <table:table-cell table:style-name="TableCell61">
            <text:p text:style-name="Normál">Funkciók meghatározása</text:p>
          </table:table-cell>
          <table:table-cell table:style-name="TableCell62">
            <text:p text:style-name="Normál">2025.03.06</text:p>
          </table:table-cell>
        </table:table-row>
        <table:table-row table:style-name="TableRow63">
          <table:table-cell table:style-name="TableCell64">
            <text:p text:style-name="Normál">Objektumdiagram</text:p>
          </table:table-cell>
          <table:table-cell table:style-name="TableCell65">
            <text:p text:style-name="Normál">2025.03.13</text:p>
          </table:table-cell>
        </table:table-row>
        <table:table-row table:style-name="TableRow66">
          <table:table-cell table:style-name="TableCell67">
            <text:p text:style-name="Normál">Adatbázismodell, GUI terv</text:p>
          </table:table-cell>
          <table:table-cell table:style-name="TableCell68">
            <text:p text:style-name="Normál">2025.03.20</text:p>
          </table:table-cell>
        </table:table-row>
        <table:table-row table:style-name="TableRow69">
          <table:table-cell table:style-name="TableCell70">
            <text:p text:style-name="Normál">Adatgyűjtés</text:p>
          </table:table-cell>
          <table:table-cell table:style-name="TableCell71">
            <text:p text:style-name="Normál">2025.03.27</text:p>
          </table:table-cell>
        </table:table-row>
        <table:table-row table:style-name="TableRow72">
          <table:table-cell table:style-name="TableCell73">
            <text:p text:style-name="Normál">Összeállítás</text:p>
          </table:table-cell>
          <table:table-cell table:style-name="TableCell74">
            <text:p text:style-name="Normál">2025.04.20</text:p>
          </table:table-cell>
        </table:table-row>
        <table:table-row table:style-name="TableRow75">
          <table:table-cell table:style-name="TableCell76">
            <text:p text:style-name="Normál">Tesztelés</text:p>
          </table:table-cell>
          <table:table-cell table:style-name="TableCell77">
            <text:p text:style-name="Normál">2025.04.24</text:p>
          </table:table-cell>
        </table:table-row>
        <table:table-row table:style-name="TableRow78">
          <table:table-cell table:style-name="TableCell79">
            <text:p text:style-name="Normál">Projektzárás</text:p>
          </table:table-cell>
          <table:table-cell table:style-name="TableCell80">
            <text:p text:style-name="Normál">2025.04.28</text:p>
          </table:table-cell>
        </table:table-row>
      </table:table>
      <text:p text:style-name="Normál"><text:span text:style-name="T81">9. Nehézségek, problémák:</text:span><text:s/>A legnagyobb kihívást a GUI kialakítása jelentette, mivel a játékosbarát és esztétikus felület létrehozása időigényes volt. A csapat napi rutinjai eltérőek voltak, ami néha nehezítette az együttműködést.</text:p>
      <text:p text:style-name="Normál"><text:span text:style-name="T82">10. Tapasztalatok:</text:span><text:s/>A projektvezető számára a legnagyobb fejlődési terület a csapatmenedzsment volt: a kommunikáció, feladatkiosztás, ütemezés szervezése. A csapattagok szaktudása jól kiegészítette egymást, és mindenki hozzájárult a közös sikerhez.</text:p>
      <text:p text:style-name="Normál"><text:span text:style-name="T83">11. A csapatmunka értékelése:</text:span><text:s/>A munka során mindenki kivette a részét:</text:p>
      <text:list text:style-name="LFO3" text:continue-numbering="true">
        <text:list-item>
          <text:p text:style-name="P84">László: dokumentáció, JSON fájlok</text:p>
        </text:list-item>
        <text:list-item>
          <text:p text:style-name="P85">Alexandra és Márk: GUI</text:p>
        </text:list-item>
        <text:list-item>
          <text:p text:style-name="P86">Noémi: háttérkód, logika, JSON fájlkezelés</text:p>
        </text:list-item>
      </text:list>
      <text:p text:style-name="Normál"><text:span text:style-name="T87">1</text:span><text:span text:style-name="T88">2</text:span><text:span text:style-name="T89">. Záró gondolat:</text:span><text:s/>A Quiz játék projekt sikeresen teljesült, az elképzeléseinket megvalósítottuk, és egy működőképes, oktatási célt szolgáló alkalmazást adtunk át.</text:p>
      <text:p text:style-name="Normál"><text:span text:style-name="T90">Dátum: 2025. április 28.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émi Asboth</meta:initial-creator>
    <dc:creator>Noémi Asboth</dc:creator>
    <meta:creation-date>2025-04-20T21:39:00Z</meta:creation-date>
    <dc:date>2025-04-20T21:44:00Z</dc:date>
    <meta:template xlink:href="Normal.dotm" xlink:type="simple"/>
    <meta:editing-cycles>2</meta:editing-cycles>
    <meta:editing-duration>PT120S</meta:editing-duration>
    <meta:document-statistic meta:page-count="2" meta:paragraph-count="5" meta:word-count="334" meta:character-count="2634" meta:row-count="19" meta:non-whitespace-character-count="2305"/>
  </office:meta>
</office:document-meta>
</file>